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justify" style:justify-single-word="false"/>
      <style:text-properties style:font-name="Courier New"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fo:color="#000000" style:font-name="Courier New" fo:font-size="10pt" fo:font-style="italic" fo:font-weight="bold" style:font-size-asian="10pt" style:font-size-complex="10pt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fo:color="#000000" style:font-name="Courier New" fo:font-size="10pt" fo:font-style="italic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text-properties fo:color="#ffffff" style:font-name="Courier New" fo:font-size="10pt" style:font-size-asian="10pt" style:font-size-complex="10pt"/>
    </style:style>
    <style:style style:name="P8" style:family="paragraph" style:parent-style-name="Standard">
      <style:paragraph-properties fo:line-height="120%" fo:text-align="start" style:justify-single-word="false" fo:background-color="#ffffff">
        <style:background-image/>
      </style:paragraph-properties>
      <style:text-properties style:font-name="Times New Roman1" fo:font-size="18pt" style:font-size-asian="18pt" style:font-size-complex="18pt"/>
    </style:style>
    <style:style style:name="P9" style:family="paragraph" style:parent-style-name="Text_20_body">
      <style:paragraph-properties fo:text-align="center" style:justify-single-word="false" style:border-line-width-bottom="0.002cm 0.035cm 0.002cm" fo:padding="0.074cm" fo:border-left="none" fo:border-right="none" fo:border-top="none" fo:border-bottom="0.039cm double #000000" style:join-border="false"/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style:font-name="Courier New" fo:font-size="10pt" style:font-size-asian="10pt" style:font-size-complex="10pt"/>
    </style:style>
    <style:style style:name="P11" style:family="paragraph" style:parent-style-name="Text_20_body">
      <style:paragraph-properties fo:line-height="100%"/>
      <style:text-properties fo:color="#000000" style:font-name="Courier New" fo:font-size="10pt" fo:font-style="italic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line-height="200%">
        <style:tab-stops>
          <style:tab-stop style:position="16.325cm"/>
          <style:tab-stop style:position="16.431cm"/>
          <style:tab-stop style:position="16.484cm"/>
          <style:tab-stop style:position="16.616cm"/>
          <style:tab-stop style:position="16.695cm"/>
        </style:tab-stops>
      </style:paragraph-properties>
      <style:text-properties fo:color="#000000" style:font-name="Courier New" fo:font-size="10pt" fo:font-style="italic" style:font-size-asian="10pt" style:font-size-complex="10pt" style:font-weight-complex="bold"/>
    </style:style>
    <style:style style:name="P13" style:family="paragraph" style:parent-style-name="Text_20_body">
      <style:paragraph-properties fo:line-height="200%"/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line-height="200%">
        <style:tab-stops>
          <style:tab-stop style:position="16.695cm"/>
        </style:tab-stops>
      </style:paragraph-properties>
      <style:text-properties fo:color="#000000" style:font-name="Courier New" fo:font-size="10pt" fo:language="en" fo:country="US" fo:font-style="italic" style:font-size-asian="10pt" style:font-size-complex="10pt"/>
    </style:style>
    <style:style style:name="P15" style:family="paragraph" style:parent-style-name="Text_20_body">
      <style:paragraph-properties fo:line-height="200%"/>
      <style:text-properties fo:color="#000000" style:font-name="Courier New" fo:font-size="9pt" fo:font-style="italic" style:font-size-asian="9pt" style:font-size-complex="9pt"/>
    </style:style>
    <style:style style:name="P16" style:family="paragraph" style:parent-style-name="Standard">
      <style:paragraph-properties fo:margin-left="0cm" fo:margin-right="0cm" fo:line-height="200%" fo:text-align="justify" style:justify-single-word="false" fo:text-indent="0cm" style:auto-text-indent="false" style:text-autospace="none" style:vertical-align="auto" style:writing-mode="lr-tb">
        <style:tab-stops>
          <style:tab-stop style:position="16.695cm" style:type="right"/>
          <style:tab-stop style:position="17.489cm"/>
        </style:tab-stops>
      </style:paragraph-properties>
      <style:text-properties fo:color="#000000" style:font-name="Courier New" fo:font-size="10pt" fo:language="es" fo:country="PE" fo:font-style="italic" style:font-name-asian="Courier New" style:font-size-asian="10pt" style:language-asian="es" style:country-asian="ES" style:font-style-asian="italic" style:font-name-complex="Times New Roman" style:font-size-complex="10pt" style:language-complex="ar" style:country-complex="SA" style:font-style-complex="italic" style:font-weight-complex="bold"/>
    </style:style>
    <style:style style:name="P17" style:family="paragraph" style:parent-style-name="Standard">
      <style:paragraph-properties fo:margin-left="0cm" fo:margin-right="0cm" fo:line-height="200%" fo:text-align="justify" style:justify-single-word="false" fo:text-indent="0cm" style:auto-text-indent="false" style:text-autospace="none" style:vertical-align="auto" style:writing-mode="lr-tb">
        <style:tab-stops>
          <style:tab-stop style:position="16.484cm"/>
          <style:tab-stop style:position="16.695cm"/>
          <style:tab-stop style:position="16.775cm" style:type="right"/>
          <style:tab-stop style:position="17.503cm" style:type="right" style:leader-style="dotted" style:leader-text="."/>
        </style:tab-stops>
      </style:paragraph-properties>
      <style:text-properties fo:color="#000000" style:font-name="Courier New" fo:font-size="10pt" fo:language="es" fo:country="ES" fo:font-style="italic" style:font-name-asian="Courier New" style:font-size-asian="10pt" style:language-asian="es" style:country-asian="ES" style:font-style-asian="italic" style:font-name-complex="Times New Roman" style:font-size-complex="10pt" style:language-complex="ar" style:country-complex="SA" style:font-style-complex="italic"/>
    </style:style>
    <style:style style:name="P18" style:family="paragraph" style:parent-style-name="Standard">
      <style:paragraph-properties fo:margin-left="0cm" fo:margin-right="0cm" fo:line-height="200%" fo:text-align="justify" style:justify-single-word="false" fo:text-indent="0cm" style:auto-text-indent="false" style:text-autospace="none" style:vertical-align="auto" style:writing-mode="lr-tb">
        <style:tab-stops>
          <style:tab-stop style:position="16.907cm"/>
          <style:tab-stop style:position="17.503cm" style:type="right" style:leader-style="dotted" style:leader-text="."/>
        </style:tab-stops>
      </style:paragraph-properties>
      <style:text-properties fo:color="#000000" style:font-name="Courier New" fo:font-size="10pt" fo:language="es" fo:country="ES" fo:font-style="italic" style:font-name-asian="Courier New" style:font-size-asian="10pt" style:language-asian="es" style:country-asian="ES" style:font-style-asian="italic" style:font-name-complex="Times New Roman" style:font-size-complex="10pt" style:language-complex="ar" style:country-complex="SA" style:font-style-complex="italic"/>
    </style:style>
    <style:style style:name="T1" style:family="text">
      <style:text-properties fo:color="#ffffff" style:font-name="Arial" fo:font-size="8pt" fo:language="es" fo:country="ES" fo:font-weight="bold" fo:background-color="transparent" style:font-size-asian="8pt" style:font-weight-asian="bold" style:font-name-complex="Times New Roman" style:font-size-complex="8pt" style:font-weight-complex="bold"/>
    </style:style>
    <style:style style:name="T2" style:family="text">
      <style:text-properties fo:color="#000000" fo:font-style="italic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="Courier New" fo:font-size="10pt" fo:font-style="italic" style:font-size-asian="10pt" style:font-size-complex="10pt"/>
    </style:style>
    <style:style style:name="T5" style:family="text">
      <style:text-properties fo:color="#000000" style:font-name="Courier New1" fo:font-size="10pt" fo:font-style="italic"/>
    </style:style>
    <style:style style:name="T6" style:family="text">
      <style:text-properties fo:color="#000000" style:font-name="Courier New1" fo:font-size="10pt" fo:font-style="italic" style:font-size-asian="10pt" style:font-size-complex="10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line-through-style="solid" style:text-line-through-type="double"/>
    </style:style>
    <style:style style:name="T11" style:family="text">
      <style:text-properties style:text-line-through-style="solid" style:text-line-through-type="double" fo:font-weight="bold" style:font-weight-asian="bold"/>
    </style:style>
    <style:style style:name="T12" style:family="text">
      <style:text-properties style:text-line-through-style="solid" style:text-line-through-type="double" fo:language="es" fo:country="ES" style:text-underline-style="none" fo:font-weight="bold" fo:background-color="transparent" style:font-name-asian="Courier New" style:language-asian="es" style:country-asian="ES" style:font-style-asian="italic" style:font-weight-asian="bold" style:font-name-complex="Times New Roman" style:language-complex="ar" style:country-complex="SA" style:font-style-complex="italic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position="30% 58%" style:text-underline-style="solid" style:text-underline-type="double" style:text-underline-width="auto" style:text-underline-color="font-color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color="#1c1c1c"/>
    </style:style>
    <style:style style:name="T17" style:family="text">
      <style:text-properties fo:color="#1c1c1c" fo:font-weight="bold" style:font-weight-asian="bold"/>
    </style:style>
    <style:style style:name="T18" style:family="text">
      <style:text-properties fo:color="#1c1c1c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 style:text-line-through-style="solid" style:text-line-through-type="doubl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Fuente_20_de_20_párrafo_20_predeter."><text:span text:style-name="T1">{var.DOCUMENTO_KARDEX}</text:span></text:span></text:p>
      <text:p text:style-name="P6">TESTIMONIO</text:p>
      <text:p text:style-name="P5"/>
      <text:p text:style-name="P1"><text:span text:style-name="T3">DOY PARTE A UD. DE LA:</text:span> {var.CONTRATO}</text:p>
      <text:p text:style-name="P2"><text:tab/></text:p>
      <text:p text:style-name="P3"><text:tab/>ACTA<text:tab/><text:tab/><text:tab/>:{var.NUMERO_ESCRITURA}</text:p>
      <text:p text:style-name="P3"><text:tab/>REGISTRO DE <text:tab/>:{var.TIPO_KARDEX}</text:p>
      <text:p text:style-name="P3"><text:tab/>REGISTRO Nº<text:tab/><text:tab/>:{var.NUMERO_INSTRUMENTO}</text:p>
      <text:p text:style-name="P4"><text:span text:style-name="T4"><text:tab/></text:span><text:span text:style-name="T5">FOJAS</text:span><text:span text:style-name="T2"> </text:span><text:span text:style-name="T4"><text:tab/><text:tab/><text:tab/>:{var.FOLIO_INICIAL}/{var.FOLIO_FINAL}<text:tab/><text:tab/> <text:s/><text:tab/><text:tab/><text:tab/><text:tab/>TOMO({var.REGISTRO})</text:span></text:p>
      <text:p text:style-name="P4"><text:span text:style-name="T4"><text:tab/></text:span><text:span text:style-name="T6">FECHA<text:tab/><text:tab/><text:tab/>:</text:span><text:span text:style-name="T4">{var.FECHA_INGRESO}</text:span></text:p>
      <text:p text:style-name="P4"><text:span text:style-name="T6"><text:tab/>KARDEX <text:tab/><text:tab/>:</text:span><text:span text:style-name="T4">{var.KARDEX}</text:span></text:p>
      <text:p text:style-name="P4"><text:span text:style-name="T6"><text:tab/>AÑO <text:tab/><text:tab/><text:tab/>:{var.ANIO_KARDEX}</text:span><text:span text:style-name="T4"> <text:line-break/></text:span></text:p>
      <text:p text:style-name="P9"><text:span text:style-name="T7"><text:tab/><text:tab/>{var.NOTARIO}</text:span><text:tab/><text:tab/><text:tab/><text:tab/></text:p>
      <text:p text:style-name="P7">#KARDEX#</text:p>
      <text:p text:style-name="P10"/>
      <text:p text:style-name="P5"/>
      <text:p text:style-name="P13">{var.LETRA_FECHA_CONCLUSION}. </text:p>
      <text:p text:style-name="P15">SIGUEN FIRMAS E IMPRESIÓN DE LA HUELLA DACTILAR DEL ÍNDICE DERECHO DE LOS OTORGANTES: </text:p>
      <text:p text:style-name="P14">{var.R_CONTRATANTE_1} FRIMÓ EN {var.R_LETRA_FECHA_FIRMA_1},{var.R_CONTRATANTE_2} FIRMÓ EN {var.R_LETRA_FECHA_FIRMA_2}.<text:span text:style-name="T20"><text:tab/></text:span></text:p>
      <text:p text:style-name="P12"><text:span text:style-name="T8">FIRMA Y SELLOS {var.NOTARIO}.- ABOGADA NOTARIA, AUTORIZÓ EN: {var.LETRA_FECHA_CONCLUSION}.</text:span><text:span text:style-name="T12"><text:tab/></text:span></text:p>
      <text:p text:style-name="P16"><text:span text:style-name="T8">ANOTACIÓN DE INSCRIPCIÓN: </text:span>ZONA REGISTRAL Nº [onshow.dessede]: TITULO Nº {var.TITULO_RRPP}, FECHA DE PRESENTACIÓN: {var.FECHA_MOVIMIENTO}. SE DEJA CONSTANCIA QUE SE HA REGISTRADO LO SIGUIENTE: <text:span text:style-name="T8">[onshow.dessecc], </text:span><text:span text:style-name="T19">PARTIDA</text:span><text:span text:style-name="T8"> Nº {var.NUMERO_PARTIDA},</text:span><text:span text:style-name="T19">ASIENTO</text:span><text:span text:style-name="T8"> Nº</text:span><text:span text:style-name="T17">{var.ASIENTO}</text:span><text:span text:style-name="T8">. </text:span>DERECHOS S/. {var.IMPORTE}, RECIBO Nº <text:span text:style-name="T16">{var.RECIBO}</text:span>. CUSCO, {var.FECHA_INSCRIPCION}. SIGUE SELLO Y FIRMA {var.REGISTRADOR} REGISTRADOR PUBLICO ZONA REGISTRAL Nº [onshow.dessede]. <text:bookmark-start text:name="__DdeLink__531_520414833"/><text:span text:style-name="T11"><text:tab/></text:span><text:bookmark-end text:name="__DdeLink__531_520414833"/></text:p>
      <text:p text:style-name="P17"><text:span text:style-name="T9">CONCUERDA</text:span> <text:bookmark-start text:name="__DdeLink__120_493338347"/><text:bookmark-start text:name="__DdeLink__533_520414833"/><text:span text:style-name="T10"><text:tab/></text:span><text:bookmark-end text:name="__DdeLink__120_493338347"/><text:bookmark-end text:name="__DdeLink__533_520414833"/></text:p>
      <text:p text:style-name="P18">ESTA TRANSCRIPCIÓN CON LA ESCRITURA ORIGINAL DE SU REFERENCIA A LA QUE ME REMITO EN CASO NECESARIO. A SOLICITUD DE PARTE INTERESADA EXPIDO ESTE <text:span text:style-name="T13">PRIMER</text:span> <text:span text:style-name="T16">TESTIMONIO,</text:span> EN <text:span text:style-name="T18">DOS FOJAS</text:span><text:span text:style-name="T15"> </text:span><text:s/>QUE FIRMO, SIGNO Y SELLO EN LA CIUDAD DEL CUSCO, A <text:span text:style-name="T19">{var.LETRA_FECHA_CONCLUSION}</text:span>. <text:span text:style-name="T14"><text:tab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21cm" fo:orphans="2" fo:widows="2" fo:hyphenation-ladder-count="no-limit" style:vertical-align="auto"/>
      <style:text-properties fo:language="es" fo:country="DO" style:letter-kerning="false" style:font-name-asian="Times New Roman" style:language-asian="es" style:country-asian="DO" style:font-name-complex="Times New Roman" style:language-complex="ar" style:country-complex="SA" fo:hyphenate="true" fo:hyphenation-remain-char-count="0" fo:hyphenation-push-char-count="0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5H28M27S</meta:editing-duration>
    <meta:editing-cycles>75</meta:editing-cycles>
    <meta:generator>OpenOffice/4.1.1$Win32 OpenOffice.org_project/411m6$Build-9775</meta:generator>
    <dc:date>2016-08-22T09:57:53.74</dc:date>
    <meta:document-statistic meta:table-count="0" meta:image-count="0" meta:object-count="0" meta:page-count="1" meta:paragraph-count="20" meta:word-count="148" meta:character-count="1397"/>
    <meta:user-defined meta:name="Info 1"/>
    <meta:user-defined meta:name="Info 2"/>
    <meta:user-defined meta:name="Info 3"/>
    <meta:user-defined meta:name="Info 4"/>
  </office:meta>
</office:document-meta>
</file>